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marker-end="Symmetric_20_Arrow" draw:textarea-vertical-align="middle"/>
    </style:style>
    <style:style style:name="gr3" style:family="graphic" style:parent-style-name="standard">
      <style:graphic-properties draw:stroke="dash" draw:stroke-dash="Fine_20_Dashed_20__28_var_29_" draw:marker-start="Symmetric_20_Arrow" draw:textarea-vertical-align="middle"/>
    </style:style>
    <style:style style:name="gr4" style:family="graphic" style:parent-style-name="standard">
      <style:graphic-properties draw:stroke="dash" draw:stroke-dash="Fine_20_Dashed_20__28_var_29_" draw:marker-start="Symmetric_20_Arrow" draw:textarea-vertical-align="middle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font-size="13pt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1pt"/>
    </style:style>
    <style:style style:name="P4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5cm" svg:height="1cm" svg:x="8cm" svg:y="3cm">
          <text:p text:style-name="P1">MainController</text:p>
        </draw:rect>
        <draw:rect draw:style-name="gr1" draw:text-style-name="P1" xml:id="id2" draw:id="id2" draw:layer="layout" svg:width="5cm" svg:height="1cm" svg:x="8cm" svg:y="7cm">
          <text:p text:style-name="P1">DataModel</text:p>
        </draw:rect>
        <draw:connector draw:style-name="gr2" draw:text-style-name="P2" draw:layer="layout" svg:x1="10.5cm" svg:y1="4cm" svg:x2="10.5cm" svg:y2="7cm" draw:start-shape="id1" draw:start-glue-point="2" draw:end-shape="id2" svg:d="m10500 4000v3000">
          <text:p text:style-name="P2"><text:span text:style-name="T1">Manages the DataModel</text:span></text:p>
        </draw:connector>
        <draw:rect draw:style-name="gr1" draw:text-style-name="P1" xml:id="id7" draw:id="id7" draw:layer="layout" svg:width="4.8cm" svg:height="0.8cm" svg:x="8cm" svg:y="8.2cm">
          <text:p text:style-name="P1">Share</text:p>
        </draw:rect>
        <draw:rect draw:style-name="gr1" draw:text-style-name="P1" xml:id="id8" draw:id="id8" draw:layer="layout" svg:width="4.8cm" svg:height="0.8cm" svg:x="8cm" svg:y="9.2cm">
          <text:p text:style-name="P1">Revision</text:p>
        </draw:rect>
        <draw:rect draw:style-name="gr1" draw:text-style-name="P1" xml:id="id9" draw:id="id9" draw:layer="layout" svg:width="4.8cm" svg:height="0.8cm" svg:x="8cm" svg:y="10.2cm">
          <text:p text:style-name="P1">File</text:p>
        </draw:rect>
        <draw:rect draw:style-name="gr1" draw:text-style-name="P1" xml:id="id10" draw:id="id10" draw:layer="layout" svg:width="4.8cm" svg:height="0.8cm" svg:x="8cm" svg:y="11.2cm">
          <text:p text:style-name="P1">Peers</text:p>
        </draw:rect>
        <draw:rect draw:style-name="gr1" draw:text-style-name="P1" xml:id="id3" draw:id="id3" draw:layer="layout" svg:width="5cm" svg:height="1cm" svg:x="8cm" svg:y="1cm">
          <text:p text:style-name="P1">AppDelegate</text:p>
        </draw:rect>
        <draw:connector draw:style-name="gr2" draw:text-style-name="P3" draw:layer="layout" svg:x1="10.5cm" svg:y1="2cm" svg:x2="10.5cm" svg:y2="3cm" draw:start-shape="id3" draw:start-glue-point="2" draw:end-shape="id1" draw:end-glue-point="0" svg:d="m10500 2000v1000">
          <text:p text:style-name="P3">instantiates</text:p>
        </draw:connector>
        <draw:rect draw:style-name="gr1" draw:text-style-name="P1" xml:id="id5" draw:id="id5" draw:layer="layout" svg:width="4.8cm" svg:height="0.8cm" svg:x="15cm" svg:y="3.2cm">
          <text:p text:style-name="P1">FSWatcher</text:p>
        </draw:rect>
        <draw:rect draw:style-name="gr1" draw:text-style-name="P1" draw:layer="layout" svg:width="5cm" svg:height="1cm" svg:x="15cm" svg:y="9cm">
          <text:p text:style-name="P1">Singleton</text:p>
        </draw:rect>
        <draw:rect draw:style-name="gr1" draw:text-style-name="P1" xml:id="id6" draw:id="id6" draw:layer="layout" svg:width="4.8cm" svg:height="0.8cm" svg:x="15cm" svg:y="4.2cm">
          <text:p text:style-name="P1">BonjourSearcher</text:p>
        </draw:rect>
        <draw:rect draw:style-name="gr1" draw:text-style-name="P1" xml:id="id4" draw:id="id4" draw:layer="layout" svg:width="4.8cm" svg:height="0.8cm" svg:x="15cm" svg:y="5.2cm">
          <text:p text:style-name="P1">HTTPServer</text:p>
        </draw:rect>
        <draw:connector draw:style-name="gr3" draw:text-style-name="P4" draw:layer="layout" svg:x1="13cm" svg:y1="3.5cm" svg:x2="15cm" svg:y2="5.6cm" draw:start-shape="id1" draw:start-glue-point="1" draw:end-shape="id4" draw:end-glue-point="3" svg:d="m13000 3500h1000v2100h1000">
          <text:p/>
        </draw:connector>
        <draw:connector draw:style-name="gr3" draw:text-style-name="P4" draw:layer="layout" svg:x1="13cm" svg:y1="3.5cm" svg:x2="15cm" svg:y2="3.6cm" draw:start-shape="id1" draw:start-glue-point="1" draw:end-shape="id5" draw:end-glue-point="3" svg:d="m13000 3500h1000v100h1000">
          <text:p/>
        </draw:connector>
        <draw:connector draw:style-name="gr4" draw:text-style-name="P3" draw:layer="layout" svg:x1="13cm" svg:y1="3.5cm" svg:x2="15cm" svg:y2="4.6cm" draw:start-shape="id1" draw:start-glue-point="1" draw:end-shape="id6" draw:end-glue-point="3" svg:d="m13000 3500h1000v1100h1000">
          <text:p text:style-name="P3">notify</text:p>
        </draw:connector>
        <draw:connector draw:style-name="gr5" draw:text-style-name="P4" draw:layer="layout" svg:x1="13cm" svg:y1="7.5cm" svg:x2="12.8cm" svg:y2="8.6cm" draw:start-shape="id2" draw:start-glue-point="1" draw:end-shape="id7" draw:end-glue-point="1" svg:d="m13000 7500h501v1100h-701">
          <text:p/>
        </draw:connector>
        <draw:connector draw:style-name="gr5" draw:text-style-name="P4" draw:layer="layout" svg:x1="13cm" svg:y1="7.5cm" svg:x2="12.8cm" svg:y2="9.6cm" draw:start-shape="id2" draw:start-glue-point="1" draw:end-shape="id8" draw:end-glue-point="1" svg:d="m13000 7500h501v2100h-701">
          <text:p/>
        </draw:connector>
        <draw:connector draw:style-name="gr5" draw:text-style-name="P4" draw:layer="layout" svg:x1="12.8cm" svg:y1="8.6cm" svg:x2="12.8cm" svg:y2="10.6cm" draw:start-shape="id7" draw:start-glue-point="1" draw:end-shape="id9" draw:end-glue-point="1" svg:d="m12800 8600h501v2000h-501">
          <text:p/>
        </draw:connector>
        <draw:connector draw:style-name="gr5" draw:text-style-name="P4" draw:layer="layout" svg:x1="12.8cm" svg:y1="8.6cm" svg:x2="12.8cm" svg:y2="11.6cm" draw:start-shape="id7" draw:start-glue-point="1" draw:end-shape="id10" draw:end-glue-point="1" svg:d="m12800 8600h501v3000h-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Forrer</meta:initial-creator>
    <meta:creation-date>2014-08-14T07:00:43</meta:creation-date>
    <dc:date>2014-08-14T07:19:13</dc:date>
    <dc:creator>Daniel Forrer</dc:creator>
    <meta:editing-duration>PT18M32S</meta:editing-duration>
    <meta:editing-cycles>10</meta:editing-cycles>
    <meta:generator>OpenOffice/4.0.1$Unix OpenOffice.org_project/401m5$Build-9714</meta:generator>
    <meta:document-statistic meta:object-count="20"/>
  </office:meta>
</office:document-meta>
</file>